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a9e0" officeooo:paragraph-rsid="0000a9e0"/>
    </style:style>
    <style:style style:name="P2" style:family="paragraph" style:parent-style-name="Standard">
      <style:text-properties officeooo:rsid="00045d94" officeooo:paragraph-rsid="00045d94"/>
    </style:style>
    <style:style style:name="P3" style:family="paragraph" style:parent-style-name="Standard">
      <style:text-properties fo:language="en" fo:country="US" officeooo:rsid="00051059" officeooo:paragraph-rsid="0004e117"/>
    </style:style>
    <style:style style:name="P4" style:family="paragraph" style:parent-style-name="Standard">
      <style:text-properties officeooo:rsid="00045d94" officeooo:paragraph-rsid="00080d90"/>
    </style:style>
    <style:style style:name="P5" style:family="paragraph" style:parent-style-name="Standard">
      <style:paragraph-properties fo:text-align="center" style:justify-single-word="false"/>
      <style:text-properties officeooo:rsid="00045d94" officeooo:paragraph-rsid="00080d90"/>
    </style:style>
    <style:style style:name="P6" style:family="paragraph" style:parent-style-name="Standard">
      <style:text-properties officeooo:rsid="00045d94" officeooo:paragraph-rsid="0004e117"/>
    </style:style>
    <style:style style:name="P7" style:family="paragraph" style:parent-style-name="Standard" style:list-style-name="L1">
      <style:text-properties officeooo:rsid="00045d94" officeooo:paragraph-rsid="0004e117"/>
    </style:style>
    <style:style style:name="P8" style:family="paragraph" style:parent-style-name="Standard" style:list-style-name="L1">
      <style:text-properties officeooo:paragraph-rsid="0004e117"/>
    </style:style>
    <style:style style:name="T1" style:family="text">
      <style:text-properties officeooo:rsid="00045d9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e117"/>
    </style:style>
    <style:style style:name="T4" style:family="text">
      <style:text-properties fo:language="en" fo:country="US" officeooo:rsid="00051059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officeooo:rsid="00080d90" style:font-weight-asian="bold" style:font-weight-complex="bold"/>
    </style:style>
    <style:style style:name="T7" style:family="text">
      <style:text-properties fo:language="en" fo:country="US" fo:font-weight="bold" officeooo:rsid="0004e117" style:font-weight-asian="bold" style:font-weight-complex="bold"/>
    </style:style>
    <style:style style:name="T8" style:family="text">
      <style:text-properties fo:language="en" fo:country="US" officeooo:rsid="00080d90"/>
    </style:style>
    <style:style style:name="T9" style:family="text">
      <style:text-properties fo:language="en" fo:country="US" fo:font-style="italic" fo:font-weight="bold" officeooo:rsid="00080d90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fo:font-weight="bold" officeooo:rsid="0004e117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fo:font-weight="normal" officeooo:rsid="00080d90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officeooo:rsid="0004e117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officeooo:rsid="00080d90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style:text-underline-style="solid" style:text-underline-width="auto" style:text-underline-color="font-color" fo:font-weight="normal" officeooo:rsid="0004e117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style:text-underline-style="none" fo:font-weight="normal" officeooo:rsid="00080d90" style:font-style-asian="italic" style:font-weight-asian="normal" style:font-style-complex="italic" style:font-weight-complex="normal"/>
    </style:style>
    <style:style style:name="T16" style:family="text">
      <style:text-properties fo:language="en" fo:country="US" fo:font-style="italic" style:text-underline-style="none" fo:font-weight="normal" officeooo:rsid="0004e117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italic" officeooo:rsid="0004e117" style:font-style-asian="italic" style:font-style-complex="italic"/>
    </style:style>
    <style:style style:name="T18" style:family="text">
      <style:text-properties fo:language="en" fo:country="US" fo:font-style="italic" officeooo:rsid="00080d90" style:font-style-asian="italic" style:font-style-complex="italic"/>
    </style:style>
    <style:style style:name="T19" style:family="text">
      <style:text-properties fo:language="el" fo:country="GR"/>
    </style:style>
    <style:style style:name="T20" style:family="text">
      <style:text-properties fo:language="el" fo:country="GR" officeooo:rsid="0004e117"/>
    </style:style>
    <style:style style:name="T21" style:family="text">
      <style:text-properties fo:language="el" fo:country="GR" officeooo:rsid="00051059"/>
    </style:style>
    <style:style style:name="T22" style:family="text">
      <style:text-properties fo:language="el" fo:country="GR" fo:font-weight="bold" style:font-weight-asian="bold" style:font-weight-complex="bold"/>
    </style:style>
    <style:style style:name="T23" style:family="text">
      <style:text-properties fo:language="el" fo:country="GR" officeooo:rsid="00080d90"/>
    </style:style>
    <style:style style:name="T24" style:family="text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ναφορα</text:p>
      <text:p text:style-name="P1"/>
      <text:p text:style-name="P1"/>
      <text:p text:style-name="P1"/>
      <text:p text:style-name="P1"><text:span text:style-name="T1">ΝΕΟΙ ΠΙΝΑΚΕΣ</text:span> ΒΑΣΗΣ</text:p>
      <text:p text:style-name="P1"/>
      <text:p text:style-name="P2">Βάσει παρατηρήσεων του τελευταίου <text:span text:style-name="T2">ER </text:span>σχήματος της <text:span text:style-name="T19">προϋπάρχουσας βάσης οι πίνακες που κρίθηκαν απαραίτητοι να προστεθούν βάσει των νέων απαιτήσεων, και βάσει της μορφής της Βάσης είναι οι παρακάτω:</text:span></text:p>
      <text:p text:style-name="P5"><text:span text:style-name="T24"/></text:p>
      <text:p text:style-name="P5"><text:span text:style-name="T24">Πίνακας </text:span><text:span text:style-name="T25">Log</text:span></text:p>
      <text:p text:style-name="P4"><text:span text:style-name="T23">Π</text:span><text:span text:style-name="T19">εριέχει όλα τα πεδία που προσδιορίστηκαν </text:span><text:span text:style-name="T20">στις απαιτήσεις δηλαδή τα πεδία:</text:span></text:p>
      <text:list xml:id="list3206795709" text:style-name="L1">
        <text:list-item>
          <text:p text:style-name="P8"><text:span text:style-name="T17">log_id</text:span><text:span text:style-name="T3">: id</text:span><text:span text:style-name="T20"> της γραμμής </text:span></text:p>
        </text:list-item>
        <text:list-item>
          <text:p text:style-name="P8"><text:span text:style-name="T17">username</text:span><text:span text:style-name="T3">: </text:span><text:span text:style-name="T20">Το </text:span><text:span text:style-name="T3">username</text:span><text:span text:style-name="T20"> του χρήστη που έκανε την αλλαγή για την οποία προέκυψε η γραμμή.</text:span></text:p>
        </text:list-item>
        <text:list-item>
          <text:p text:style-name="P8"><text:span text:style-name="T15">d</text:span><text:span text:style-name="T16">atetime</text:span><text:span text:style-name="T3">: </text:span><text:span text:style-name="T20">Την ημερομηνία με ακρίβεια δευτερολέπτου για την οποία έγινε η μετατροπή</text:span></text:p>
        </text:list-item>
        <text:list-item>
          <text:p text:style-name="P8"><text:span text:style-name="T17">success</text:span><text:span text:style-name="T20">: </text:span><text:span text:style-name="T3">Boolean </text:span><text:span text:style-name="T20">που δηλώνει επιτυχία ή αποτυχία της ενέργειας.</text:span></text:p>
        </text:list-item>
        <text:list-item>
          <text:p text:style-name="P7"><text:span text:style-name="T18">t</text:span><text:span text:style-name="T17">ype</text:span><text:span text:style-name="T3">: Enum </text:span><text:span text:style-name="T20">με πιθανές τιμές, </text:span><text:span text:style-name="T3">insert, update, delete.</text:span></text:p>
        </text:list-item>
        <text:list-item>
          <text:p text:style-name="P7"><text:span text:style-name="T17">table_name</text:span><text:span text:style-name="T4">: </text:span><text:span text:style-name="T21">Το όνομα του πίνακα που προσδιορίστηκε βάσει απαιτήσεων. Δηλαδή είτε κάποιος από τους παρακάτω νέους πίνακες, είτε ο </text:span><text:span text:style-name="T4">rental </text:span><text:span text:style-name="T21">είτε ο </text:span><text:span text:style-name="T4">payment.</text:span></text:p>
        </text:list-item>
      </text:list>
      <text:p text:style-name="P6"><text:span text:style-name="T4"/></text:p>
      <text:p text:style-name="P6"><text:span text:style-name="T4"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1:12:02.535000000</dc:date>
    <meta:editing-duration>PT1H29M14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123" meta:character-count="769" meta:non-whitespace-character-count="662"/>
  </office:meta>
</office:document-meta>
</file>